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9pt" style:font-size-asian="9pt" style:font-size-complex="9pt"/>
    </style:style>
    <style:style style:name="P2" style:parent-style-name="Normal" style:family="paragraph">
      <style:text-properties fo:font-size="9pt" style:font-size-asian="9pt" style:font-size-complex="9pt"/>
    </style:style>
    <style:style style:name="P3" style:parent-style-name="Normal" style:family="paragraph">
      <style:text-properties fo:font-size="9pt" style:font-size-asian="9pt" style:font-size-complex="9pt"/>
    </style:style>
    <style:style style:name="P4" style:parent-style-name="Normal" style:family="paragraph">
      <style:text-properties fo:font-size="9pt" style:font-size-asian="9pt" style:font-size-complex="9pt"/>
    </style:style>
    <style:style style:name="P5" style:parent-style-name="Normal" style:family="paragraph">
      <style:text-properties fo:font-size="9pt" style:font-size-asian="9pt" style:font-size-complex="9pt"/>
    </style:style>
    <style:style style:name="P6" style:parent-style-name="Normal" style:family="paragraph">
      <style:text-properties fo:font-size="9pt" style:font-size-asian="9pt" style:font-size-complex="9pt"/>
    </style:style>
    <style:style style:name="P7" style:parent-style-name="Normal" style:family="paragraph">
      <style:text-properties fo:font-size="9pt" style:font-size-asian="9pt" style:font-size-complex="9pt"/>
    </style:style>
    <style:style style:name="T8" style:parent-style-name="DefaultParagraphFont" style:family="text">
      <style:text-properties fo:font-size="9pt" style:font-size-asian="9pt" style:font-size-complex="9pt"/>
    </style:style>
  </office:automatic-styles>
  <office:body>
    <office:text text:use-soft-page-breaks="true">
      <text:p text:style-name="P1">Wine, often considered the drink of the gods, has a rich history dating back over 5000 years. It is made from fermented grape juice and has been enjoyed and produced in various parts of the world. The discovery of wine is believed to have occurred when grapes were left for an extended period and wild yeast caused their fermentation, leading to the creation of wine.</text:p>
      <text:p text:style-name="P2">The 100-point scale is a widely used rating system in the wine industry. It was popularized by Wine Spectator magazine and Robert Parker's Wine Advocate newsletter. Wines evaluated using this scale typically fall within the 85-100 point range. The scale is based on the American high-school marking system, starting at 50 instead of 0. However, there are other scales such as the 5-point and 20-point scales, with the 100-point scale being the most popular.</text:p>
      <text:p text:style-name="P3">There is often a disconnection between the price and quality of wine. Expensive wines are not always guaranteed to be of superior quality. Blind tasting trials have shown that people struggle to distinguish between expensive and less expensive wines, challenging the notion that cost is a reliable indicator of quality. Factors such as branding, marketing, and prestige can significantly influence wine prices, leading to discrepancies between price and actual value. Therefore, it is important for consumers to focus on their personal preferences and find wines that bring them enjoyment.</text:p>
      <text:p text:style-name="P4">Wine tourism, also known as enotourism or vinitourism, is a branch of food tourism centered around wine and its consumption. It involves learning about different types of wine while traveling. Wine tourists can participate in activities like vineyard and winery tours, which offer insights into the production process and opportunities to taste wines.</text:p>
      <text:p text:style-name="P5">The wine tourism industry has experienced significant growth, with millions of people showing interest in wine production and tasting. Despite the impact of the global pandemic, the wine tourism market generated 8.7 million U.S. dollars in 2020. Forecasts predict that the market will reach 29.6 billion euros by 2030.</text:p>
      <text:p text:style-name="P6">Wine tourism emerged in the early 20th century when wine routes were developed in Germany. One of the most famous routes, the Weinstraße, runs through the Palatinate wine region and played a crucial role in popularizing wine tourism.</text:p>
      <text:p text:style-name="P7">Wine tourism has brought numerous benefits to the wine industry. It serves as an additional source of income for winemakers and wineries, contributing to their profitability. It also provides a platform for wine enthusiasts to connect and share their passion. Wine tourists have the opportunity to discover new and different wines and visit wineries beyond their regular choices. Additionally, wine tourism offers educational experiences, allowing visitors to learn about winemaking and wineries.</text:p>
      <text:p text:style-name="Normal"><text:span text:style-name="T8">In conclusion, wine has a long history and is enjoyed worldwide. The price of wine does not always reflect its quality, and consumers should focus on their own preferences. Wine tourism has become a significant industry, offering opportunities for exploration, education, and supporting the wine sector's growth and profitabili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r. KN Shonhiwa</meta:initial-creator>
    <dc:creator>Mr. KN Shonhiwa</dc:creator>
    <meta:creation-date>2023-05-16T14:27:00Z</meta:creation-date>
    <dc:date>2023-05-16T14:28:00Z</dc:date>
    <meta:template xlink:href="Normal.dotm" xlink:type="simple"/>
    <meta:editing-cycles>1</meta:editing-cycles>
    <meta:editing-duration>PT60S</meta:editing-duration>
    <meta:document-statistic meta:page-count="1" meta:paragraph-count="6" meta:word-count="470" meta:character-count="3143" meta:row-count="22" meta:non-whitespace-character-count="2679"/>
  </office:meta>
</office:document-meta>
</file>